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0f673" officeooo:paragraph-rsid="0010f673"/>
    </style:style>
    <style:style style:name="P2" style:family="paragraph" style:parent-style-name="Standard">
      <style:text-properties officeooo:rsid="001516be" officeooo:paragraph-rsid="001516be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Nimbus Mono L" officeooo:rsid="001516be" officeooo:paragraph-rsid="001516b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175734" officeooo:paragraph-rsid="00175734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18ea2a" officeooo:paragraph-rsid="0018ea2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1be44d" officeooo:paragraph-rsid="001be44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1ce1f1" officeooo:paragraph-rsid="001ce1f1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1e5b78" officeooo:paragraph-rsid="001e5b78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200480" officeooo:paragraph-rsid="00200480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516be" officeooo:paragraph-rsid="001516be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normal" officeooo:rsid="00175734" officeooo:paragraph-rsid="00175734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normal" officeooo:rsid="0018ea2a" officeooo:paragraph-rsid="0018ea2a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normal" officeooo:rsid="001be44d" officeooo:paragraph-rsid="001be44d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1" fo:font-weight="bold" officeooo:rsid="001e5b78" officeooo:paragraph-rsid="001e5b78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1e5b78" officeooo:paragraph-rsid="001e5b78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1ecf11" officeooo:paragraph-rsid="001ecf1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1ecf11" officeooo:paragraph-rsid="001ecf1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213fb0" officeooo:paragraph-rsid="00213fb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i 6.404/76:</text:p>
      <text:p text:style-name="P3">Art. 176, §2º <text:span text:style-name="T2">Nas demonstrações, as </text:span><text:span text:style-name="T1">contas semelhantes </text:span><text:span text:style-name="T2">poderão ser agrupadas; os </text:span><text:span text:style-name="T1">pequenos saldos</text:span><text:span text:style-name="T2"> poderão ser agregados, desde que indicada a sua natureza e </text:span><text:span text:style-name="T1">não ultrapassem 0,1 do valor do respectivo grupo de contas</text:span><text:span text:style-name="T2">; mas é </text:span><text:span text:style-name="T1">vedada</text:span><text:span text:style-name="T2"> a utilização de designações genéricas, como “diversas contas” ou “contas-correntes”.</text:span></text:p>
      <text:p text:style-name="P10"/>
      <text:p text:style-name="P4"><text:span text:style-name="T2">Contas </text:span><text:span text:style-name="T1">devedoras</text:span><text:span text:style-name="T2"> → </text:span><text:span text:style-name="T1">aplicações</text:span><text:span text:style-name="T2"> de recursos</text:span></text:p>
      <text:p text:style-name="P4"><text:span text:style-name="T2">Contas </text:span><text:span text:style-name="T1">credoras</text:span><text:span text:style-name="T2"> → </text:span><text:span text:style-name="T1">fonte ou origem</text:span><text:span text:style-name="T2"> de recursos</text:span></text:p>
      <text:p text:style-name="P11"/>
      <text:p text:style-name="P5"><text:span text:style-name="T2">Contas </text:span><text:span text:style-name="T1">estáveis credoras</text:span><text:span text:style-name="T2"> → sempre assumem saldo credor</text:span></text:p>
      <text:p text:style-name="P5"><text:span text:style-name="T2">Contas </text:span><text:span text:style-name="T1">estáveis devedoras</text:span><text:span text:style-name="T2"> → sempre assumem saldo devedor</text:span></text:p>
      <text:p text:style-name="P12"/>
      <text:p text:style-name="P5"><text:span text:style-name="T2">Constas </text:span><text:span text:style-name="T1">instáveis</text:span><text:span text:style-name="T2"> → podem assumir saldo credor ou devedor</text:span></text:p>
      <text:p text:style-name="P12"/>
      <text:p text:style-name="P9"><text:span text:style-name="T2">Contas </text:span><text:span text:style-name="T1">sintéticas</text:span><text:span text:style-name="T2"> → consolidam os saldos de contas a ela vinculadas</text:span></text:p>
      <text:p text:style-name="P9"><text:span text:style-name="T2">Contas </text:span><text:span text:style-name="T1">analíticas</text:span><text:span text:style-name="T2"> → usadas para controle e acompanhamento específicos</text:span></text:p>
      <text:p text:style-name="P12"/>
      <text:p text:style-name="P6"><text:span text:style-name="T1">Estrutura das contas</text:span><text:span text:style-name="T2">: nome da conta, data, histórico, débito, crédito, saldo.</text:span></text:p>
      <text:p text:style-name="P13"/>
      <text:p text:style-name="P7">Plano de contas<text:span text:style-name="T2">: conjunto de contas, diretrizes e normas que disciplina as tarefas do setor de contabilidade. Seu objetivo é uniformizar os registros contábeis de uma entidade. Deve ser flexível. Elementos mínimos: elenco de contas, manual de contas e modelos de demonstrações padronizadas.</text:span></text:p>
      <text:p text:style-name="P13"/>
      <text:p text:style-name="P8">Teorias<text:span text:style-name="T2">:</text:span></text:p>
      <text:list xml:id="list1150701469448237792" text:style-name="L1">
        <text:list-item>
          <text:p text:style-name="P14">Personalista<text:span text:style-name="T2">:</text:span></text:p>
          <text:list>
            <text:list-item>
              <text:p text:style-name="P15"><text:span text:style-name="T2">agentes consignatários</text:span><text:span text:style-name="T4">: bens;</text:span></text:p>
            </text:list-item>
            <text:list-item>
              <text:p text:style-name="P15"><text:span text:style-name="T2">agentes correspondentes</text:span><text:span text:style-name="T4">: direitos e obrigações;</text:span></text:p>
            </text:list-item>
            <text:list-item>
              <text:p text:style-name="P15"><text:span text:style-name="T2">proprietários</text:span><text:span text:style-name="T4">: PL, receitas e despesas;</text:span></text:p>
            </text:list-item>
          </text:list>
        </text:list-item>
        <text:list-item>
          <text:p text:style-name="P15"><text:span text:style-name="T3">Materialista</text:span><text:span text:style-name="T4">:</text:span></text:p>
          <text:list>
            <text:list-item>
              <text:p text:style-name="P15"><text:span text:style-name="T2">contas integrais</text:span><text:span text:style-name="T4">: bens, direitos e obrigações;</text:span></text:p>
            </text:list-item>
            <text:list-item>
              <text:p text:style-name="P15"><text:span text:style-name="T2">contas diferenciais</text:span><text:span text:style-name="T4">: despesas, receitas e PL;</text:span></text:p>
            </text:list-item>
          </text:list>
        </text:list-item>
        <text:list-item>
          <text:p text:style-name="P16"><text:span text:style-name="T3">Patrimonialista</text:span><text:span text:style-name="T4">:</text:span></text:p>
          <text:list>
            <text:list-item>
              <text:p text:style-name="P16"><text:span text:style-name="T2">contas patrimoniais</text:span><text:span text:style-name="T4">: bens, direitos, obrigações e PL;</text:span></text:p>
            </text:list-item>
            <text:list-item>
              <text:p text:style-name="P16"><text:span text:style-name="T2">contas de resultado</text:span><text:span text:style-name="T4">: receitas e despesas.</text:span></text:p>
            </text:list-item>
          </text:list>
        </text:list-item>
      </text:list>
      <text:p text:style-name="P17"><text:span text:style-name="T4"/></text:p>
      <text:p text:style-name="P18"><text:span text:style-name="T4">Produtos </text:span><text:span text:style-name="T3">em consignação</text:span><text:span text:style-name="T4"> representam produtos que não pertencem à entidade, logo são registradas como </text:span><text:span text:style-name="T3">contas de compensação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673" officeooo:paragraph-rsid="0010f6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Sistema de contas, contas patrimoniais e de resultado. Plano de cont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09:16.661727743</meta:creation-date>
    <dc:date>2018-01-25T12:01:06.547422366</dc:date>
    <meta:editing-duration>PT37M55S</meta:editing-duration>
    <meta:editing-cycles>13</meta:editing-cycles>
    <meta:generator>LibreOffice/5.2.7.2$Linux_X86_64 LibreOffice_project/20m0$Build-2</meta:generator>
    <meta:document-statistic meta:table-count="0" meta:image-count="0" meta:object-count="0" meta:page-count="1" meta:paragraph-count="24" meta:word-count="244" meta:character-count="1645" meta:non-whitespace-character-count="1434"/>
  </office:meta>
</office:document-meta>
</file>